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d5b9c" officeooo:paragraph-rsid="000d5b9c"/>
    </style:style>
    <style:style style:name="P2" style:family="paragraph" style:parent-style-name="Standard">
      <style:text-properties officeooo:rsid="000e9603" officeooo:paragraph-rsid="000e9603"/>
    </style:style>
    <style:style style:name="P3" style:family="paragraph" style:parent-style-name="Text_20_body">
      <style:text-properties officeooo:rsid="000e9603" officeooo:paragraph-rsid="000e9603"/>
    </style:style>
    <style:style style:name="P4" style:family="paragraph" style:parent-style-name="Text_20_body">
      <style:text-properties officeooo:rsid="000e9603" officeooo:paragraph-rsid="001bcb9d"/>
    </style:style>
    <style:style style:name="P5" style:family="paragraph" style:parent-style-name="Text_20_body">
      <style:text-properties officeooo:paragraph-rsid="000ff604"/>
    </style:style>
    <style:style style:name="P6" style:family="paragraph" style:parent-style-name="Text_20_body">
      <style:text-properties officeooo:rsid="001186ca" officeooo:paragraph-rsid="001186ca"/>
    </style:style>
    <style:style style:name="P7" style:family="paragraph" style:parent-style-name="Text_20_body">
      <style:text-properties officeooo:rsid="00118e43" officeooo:paragraph-rsid="00118e43"/>
    </style:style>
    <style:style style:name="P8" style:family="paragraph" style:parent-style-name="Text_20_body">
      <style:text-properties officeooo:rsid="0014b3b5" officeooo:paragraph-rsid="0014b3b5"/>
    </style:style>
    <style:style style:name="P9" style:family="paragraph" style:parent-style-name="Text_20_body">
      <style:text-properties officeooo:paragraph-rsid="0014b3b5"/>
    </style:style>
    <style:style style:name="P10" style:family="paragraph" style:parent-style-name="Text_20_body">
      <style:text-properties officeooo:rsid="0016a9bd" officeooo:paragraph-rsid="0016a9bd"/>
    </style:style>
    <style:style style:name="P11" style:family="paragraph" style:parent-style-name="Text_20_body">
      <style:text-properties officeooo:rsid="0012bbec" officeooo:paragraph-rsid="00118e43"/>
    </style:style>
    <style:style style:name="P12" style:family="paragraph" style:parent-style-name="Text_20_body">
      <style:text-properties officeooo:rsid="0016f7d2" officeooo:paragraph-rsid="0016f7d2"/>
    </style:style>
    <style:style style:name="P13" style:family="paragraph" style:parent-style-name="Text_20_body">
      <style:text-properties officeooo:rsid="00187bfd" officeooo:paragraph-rsid="00187bfd"/>
    </style:style>
    <style:style style:name="P14" style:family="paragraph" style:parent-style-name="Text_20_body">
      <style:text-properties officeooo:rsid="00189dc9" officeooo:paragraph-rsid="00189dc9"/>
    </style:style>
    <style:style style:name="P15" style:family="paragraph" style:parent-style-name="Text_20_body">
      <style:text-properties officeooo:rsid="001bcb9d" officeooo:paragraph-rsid="001bcb9d"/>
    </style:style>
    <style:style style:name="P16" style:family="paragraph" style:parent-style-name="Heading_20_1">
      <style:text-properties officeooo:rsid="001186ca" officeooo:paragraph-rsid="001186ca"/>
    </style:style>
    <style:style style:name="P17" style:family="paragraph" style:parent-style-name="Heading_20_1">
      <style:text-properties officeooo:rsid="00187bfd" officeooo:paragraph-rsid="00187bfd"/>
    </style:style>
    <style:style style:name="P18" style:family="paragraph" style:parent-style-name="Heading_20_1" style:list-style-name="">
      <style:text-properties officeooo:rsid="000ff604" officeooo:paragraph-rsid="000ff604"/>
    </style:style>
    <style:style style:name="P19" style:family="paragraph" style:parent-style-name="Heading_20_1">
      <style:text-properties officeooo:rsid="00118e43"/>
    </style:style>
    <style:style style:name="P20" style:family="paragraph" style:parent-style-name="Heading_20_1">
      <style:paragraph-properties fo:break-before="page"/>
      <style:text-properties officeooo:rsid="0016a9bd" officeooo:paragraph-rsid="0016a9bd"/>
    </style:style>
    <style:style style:name="P21" style:family="paragraph" style:parent-style-name="Heading_20_1" style:list-style-name="">
      <style:paragraph-properties fo:break-before="page"/>
      <style:text-properties officeooo:rsid="0016a9bd" officeooo:paragraph-rsid="0016a9bd"/>
    </style:style>
    <style:style style:name="P22" style:family="paragraph" style:parent-style-name="Heading_20_1" style:list-style-name="">
      <style:paragraph-properties fo:break-before="page"/>
      <style:text-properties officeooo:rsid="0014b3b5" officeooo:paragraph-rsid="0014b3b5"/>
    </style:style>
    <style:style style:name="P23" style:family="paragraph" style:parent-style-name="Heading_20_1" style:list-style-name="">
      <style:paragraph-properties fo:break-before="page"/>
      <style:text-properties officeooo:rsid="001bcb9d" officeooo:paragraph-rsid="001bcb9d"/>
    </style:style>
    <style:style style:name="P24" style:family="paragraph" style:parent-style-name="Heading_20_1">
      <style:paragraph-properties fo:break-before="page"/>
      <style:text-properties officeooo:rsid="000ff604" officeooo:paragraph-rsid="000ff604"/>
    </style:style>
    <style:style style:name="P25" style:family="paragraph" style:parent-style-name="Heading_20_1">
      <style:paragraph-properties fo:break-before="page"/>
      <style:text-properties officeooo:rsid="00237d90" officeooo:paragraph-rsid="00237d90"/>
    </style:style>
    <style:style style:name="P26" style:family="paragraph" style:parent-style-name="Heading_20_2">
      <style:text-properties officeooo:rsid="000ff604" officeooo:paragraph-rsid="000ff604"/>
    </style:style>
    <style:style style:name="P27" style:family="paragraph" style:parent-style-name="Heading_20_2">
      <style:text-properties officeooo:rsid="0016f7d2" officeooo:paragraph-rsid="0016f7d2"/>
    </style:style>
    <style:style style:name="P28" style:family="paragraph" style:parent-style-name="Heading_20_2">
      <style:text-properties officeooo:rsid="0021519f" officeooo:paragraph-rsid="0021519f"/>
    </style:style>
    <style:style style:name="P29" style:family="paragraph" style:parent-style-name="Heading_20_3">
      <style:text-properties officeooo:rsid="00187bfd" officeooo:paragraph-rsid="00187bfd"/>
    </style:style>
    <style:style style:name="P30" style:family="paragraph" style:parent-style-name="Heading_20_3">
      <style:text-properties officeooo:rsid="000e9603" officeooo:paragraph-rsid="000e9603"/>
    </style:style>
    <style:style style:name="P31" style:family="paragraph" style:parent-style-name="Heading_20_3">
      <style:text-properties officeooo:rsid="0014b3b5" officeooo:paragraph-rsid="0014b3b5"/>
    </style:style>
    <style:style style:name="P32" style:family="paragraph" style:parent-style-name="Heading_20_3">
      <style:text-properties officeooo:rsid="0021988b" officeooo:paragraph-rsid="0021988b"/>
    </style:style>
    <style:style style:name="P33" style:family="paragraph" style:parent-style-name="Heading_20_3">
      <style:text-properties officeooo:rsid="00237d90" officeooo:paragraph-rsid="00237d90"/>
    </style:style>
    <style:style style:name="P34" style:family="paragraph" style:parent-style-name="Heading_20_3">
      <style:text-properties officeooo:paragraph-rsid="0024b3d0"/>
    </style:style>
    <style:style style:name="P35" style:family="paragraph" style:parent-style-name="Table_20_Contents">
      <style:text-properties fo:font-size="6pt" officeooo:rsid="0024b3d0" officeooo:paragraph-rsid="0024b3d0" style:font-size-asian="6pt" style:font-size-complex="6pt"/>
    </style:style>
    <style:style style:name="P36" style:family="paragraph" style:parent-style-name="Text_20_body" style:list-style-name="">
      <style:text-properties officeooo:rsid="0014b3b5" officeooo:paragraph-rsid="0014b3b5"/>
    </style:style>
    <style:style style:name="P37" style:family="paragraph" style:parent-style-name="Text_20_body" style:list-style-name="">
      <style:text-properties officeooo:rsid="00189dc9" officeooo:paragraph-rsid="00189dc9"/>
    </style:style>
    <style:style style:name="P38" style:family="paragraph" style:parent-style-name="Text_20_body" style:list-style-name="">
      <style:text-properties officeooo:rsid="001d024b" officeooo:paragraph-rsid="001d024b"/>
    </style:style>
    <style:style style:name="P39" style:family="paragraph" style:parent-style-name="Text_20_body" style:list-style-name="">
      <style:text-properties officeooo:rsid="001ecdbe" officeooo:paragraph-rsid="001ecdbe"/>
    </style:style>
    <style:style style:name="P40" style:family="paragraph" style:parent-style-name="Text_20_body" style:list-style-name="">
      <style:text-properties officeooo:rsid="0016a9bd" officeooo:paragraph-rsid="0016a9bd"/>
    </style:style>
    <style:style style:name="P41" style:family="paragraph" style:parent-style-name="Text_20_body">
      <style:text-properties officeooo:rsid="0016f7d2" officeooo:paragraph-rsid="0016f7d2"/>
    </style:style>
    <style:style style:name="P42" style:family="paragraph" style:parent-style-name="Text_20_body">
      <style:text-properties officeooo:rsid="0021519f" officeooo:paragraph-rsid="0021519f"/>
    </style:style>
    <style:style style:name="P43" style:family="paragraph" style:parent-style-name="Text_20_body">
      <style:text-properties officeooo:rsid="0021988b" officeooo:paragraph-rsid="0021988b"/>
    </style:style>
    <style:style style:name="P44" style:family="paragraph" style:parent-style-name="Text_20_body">
      <style:text-properties officeooo:rsid="00237d90" officeooo:paragraph-rsid="00237d90"/>
    </style:style>
    <style:style style:name="P45" style:family="paragraph" style:parent-style-name="Text_20_body">
      <style:text-properties officeooo:rsid="0024b3d0" officeooo:paragraph-rsid="0024b3d0"/>
    </style:style>
    <style:style style:name="P46" style:family="paragraph" style:parent-style-name="Text_20_body">
      <style:text-properties officeooo:paragraph-rsid="0024b3d0"/>
    </style:style>
    <style:style style:name="P47" style:family="paragraph" style:parent-style-name="Preformatted_20_Text">
      <style:text-properties officeooo:paragraph-rsid="00237d90"/>
    </style:style>
    <style:style style:name="P48" style:family="paragraph" style:parent-style-name="Heading_20_4">
      <style:text-properties officeooo:paragraph-rsid="00237d90"/>
    </style:style>
    <style:style style:name="T1" style:family="text">
      <style:text-properties officeooo:rsid="000e9603"/>
    </style:style>
    <style:style style:name="T2" style:family="text">
      <style:text-properties officeooo:rsid="000ff60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6a9b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a7dc4"/>
    </style:style>
    <style:style style:name="T8" style:family="text">
      <style:text-properties officeooo:rsid="001bcb9d"/>
    </style:style>
    <style:style style:name="T9" style:family="text">
      <style:text-properties officeooo:rsid="00237d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ava Script Basics:</text:h>
      <text:p text:style-name="P1"/>
      <text:h text:style-name="Heading_20_1" text:outline-level="1">Math: </text:h>
      <text:p text:style-name="P1"/>
      <text:p text:style-name="P1">0 + 1</text:p>
      <text:p text:style-name="P1">etc</text:p>
      <text:p text:style-name="P1"/>
      <text:h text:style-name="P16" text:outline-level="1">IF Statement:</text:h>
      <text:p text:style-name="P6">if (condition) </text:p>
      <text:p text:style-name="P6">{</text:p>
      <text:p text:style-name="P6"><text:s text:c="4"/>// if condition is true</text:p>
      <text:p text:style-name="P6"><text:s text:c="4"/>// do this code</text:p>
      <text:p text:style-name="P6">}</text:p>
      <text:p text:style-name="P6">else // "otherwise"</text:p>
      <text:p text:style-name="P6">{</text:p>
      <text:p text:style-name="P6"><text:s text:c="4"/>// do this code instead</text:p>
      <text:p text:style-name="P6">}</text:p>
      <text:p text:style-name="P6"/>
      <text:p text:style-name="P6"/>
      <text:h text:style-name="P17" text:outline-level="1">Logic:</text:h>
      <text:h text:style-name="Heading_20_3" text:outline-level="3">AND:</text:h>
      <text:p text:style-name="P13">&amp;&amp;</text:p>
      <text:p text:style-name="P13"/>
      <text:h text:style-name="P29" text:outline-level="3">OR:</text:h>
      <text:p text:style-name="P13">||</text:p>
      <text:p text:style-name="P1"/>
      <text:p text:style-name="P1"/>
      <text:h text:style-name="Heading_20_1" text:outline-level="1"><text:soft-page-break/><text:span text:style-name="T1">Input</text:span> Box<text:span text:style-name="T1">es</text:span>:</text:h>
      <text:h text:style-name="P30" text:outline-level="3">Confirmation:</text:h>
      <text:p text:style-name="P2">confirm('This is an example of using JS to create some interaction on a website. Click OK to continue!');</text:p>
      <text:p text:style-name="P2"/>
      <text:h text:style-name="P30" text:outline-level="3">Input: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prompt("What is your name?",”<text:span text:style-name="T7">Type your lunch choice here"</text:span>);</text:p>
          </table:table-cell>
          <table:table-cell table:style-name="Table2.B1" office:value-type="string">
            <text:p text:style-name="P4">Prompt(<text:span text:style-name="T8">&lt;main text&gt;</text:span>,<text:span text:style-name="T8">&lt;text box text&gt;</text:span>);</text:p>
          </table:table-cell>
        </table:table-row>
      </table:table>
      <text:p text:style-name="P15"/>
      <text:h text:style-name="P20" text:outline-level="1">Variables:</text:h>
      <text:p text:style-name="P10">Var variable = “string”</text:p>
      <text:p text:style-name="P10"><text:tab/>or</text:p>
      <text:p text:style-name="P10">var variable = 5</text:p>
      <text:p text:style-name="P10"/>
      <text:p text:style-name="P10"><text:span text:style-name="T6">localvar</text:span> = only works within current SCOPE</text:p>
      <text:p text:style-name="P10"><text:span text:style-name="T6">globalvar</text:span> = works within EVERY scope</text:p>
      <text:p text:style-name="P3"/>
      <text:p text:style-name="P3"/>
      <text:h text:style-name="P18" text:outline-level="1"/>
      <text:h text:style-name="P22" text:outline-level="1">Loops</text:h>
      <text:h text:style-name="P36" text:outline-level="1"/>
      <text:h text:style-name="P31" text:outline-level="3">For</text:h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36" text:outline-level="1">for (var i = 2 ; i &lt; 13; i++) {<text:line-break/><text:tab/>console.log(i);<text:line-break/>}</text:h>
          </table:table-cell>
          <table:table-cell table:style-name="Table1.B1" office:value-type="string">
            <text:p text:style-name="P8">For( &lt;<text:span text:style-name="T3">this</text:span>&gt;; &lt;<text:span text:style-name="T3">while this</text:span>&gt;; &lt;<text:span text:style-name="T3">edit this</text:span>&gt;){<text:line-break/>&lt;<text:span text:style-name="T3">do this</text:span>&gt;<text:line-break/>}</text:p>
          </table:table-cell>
        </table:table-row>
      </table:table>
      <text:h text:style-name="P36" text:outline-level="1"/>
      <text:h text:style-name="P36" text:outline-level="1"><text:span text:style-name="T4">I </text:span>++ is the same as i +=1 or I = I +1 </text:h>
      <text:h text:style-name="P36" text:outline-level="1">i-- also works</text:h>
      <text:h text:style-name="P36" text:outline-level="1"/>
      <text:h text:style-name="Heading_20_3" text:outline-level="3">While: </text:h>
      <text:p text:style-name="Text_20_body"/>
      <text:p text:style-name="P14">var loopCondition = false;</text:p>
      <text:p text:style-name="P14"/>
      <text:h text:style-name="P37" text:outline-level="1">while (loopCondition) {<text:line-break/> <text:s text:c="3"/>console.log("I'm gonna stop looping 'cause my condition is " + loopCondition + "!");<text:line-break/>}</text:h>
      <text:h text:style-name="P37" text:outline-level="1"/>
      <text:h text:style-name="Heading_20_3" text:outline-level="3">Do/ While:</text:h>
      <text:p text:style-name="Text_20_body"/>
      <text:p text:style-name="P14">var loopCondition = false;<text:line-break/><text:line-break/>do {<text:line-break/><text:tab/>console.log("I'm gonna stop looping 'cause my condition is " + loopCondition + "!");<text:tab/><text:line-break/>} while (loopCondition);</text:p>
      <text:h text:style-name="P23" text:outline-level="1">Switch:</text:h>
      <text:h text:style-name="P38" text:outline-level="1">var candy = prompt("What's your favorite candy?","Type your favorite candy here.");<text:line-break/><text:line-break/>switch(candy) {<text:line-break/> <text:s/>case 'licorice':<text:line-break/> <text:s text:c="3"/>console.log("Gross!");<text:line-break/> <text:s text:c="3"/>break;<text:line-break/> <text:s/>case 'gum':<text:line-break/> <text:s text:c="3"/>console.log("I like gum!");<text:line-break/> <text:s text:c="3"/>break;<text:line-break/> <text:s/>case 'beets':<text:line-break/> <text:s text:c="3"/>console.log("...is that even a candy?");<text:line-break/> <text:s text:c="3"/>break;<text:line-break/> <text:s/>default:<text:line-break/> <text:s text:c="3"/>console.log("I don't know that one, what about a different candy?");<text:line-break/> <text:s text:c="3"/>break;</text:h>
      <text:h text:style-name="P39" text:outline-level="1">}</text:h>
      <text:h text:style-name="P21" text:outline-level="1">Arrays:</text:h>
      <text:h text:style-name="P40" text:outline-level="1"/>
      <text:h text:style-name="P40" text:outline-level="1">Var variable = [“data”, numbers, “data2”] </text:h>
      <text:h text:style-name="P40" text:outline-level="1"/>
      <text:h text:style-name="Heading_20_3" text:outline-level="3"><text:span text:style-name="T5">R</text:span>eference specific variable in <text:span text:style-name="T5">A</text:span>rray:</text:h>
      <text:p text:style-name="Text_20_body"/>
      <text:p text:style-name="P10">Variable[1]</text:p>
      <text:p text:style-name="P10">example: </text:p>
      <text:p text:style-name="P10"><text:tab/><text:tab/>var junkData = ["Eddie Murphy", 49, "peanuts", 31];<text:line-break/><text:line-break/><text:tab/><text:tab/>console.log(junkData[1])</text:p>
      <text:p text:style-name="P10">would print out <text:s/>49</text:p>
      <text:p text:style-name="P10"/>
      <text:p text:style-name="P12">Variable[0][4]</text:p>
      <text:p text:style-name="P12">would print out ‘e’</text:p>
      <text:p text:style-name="P12"/>
      <text:h text:style-name="P32" text:outline-level="3">For loop to print every item:</text:h>
      <text:p text:style-name="P43">var languages = ["HTML", "CSS", "JavaScript", "Python", "Ruby"];<text:line-break/><text:line-break/><text:line-break/>for (var i = 0; i &lt; languages.length; i++) {<text:line-break/> <text:s text:c="3"/>console.log(languages[i]);<text:line-break/>}</text:p>
      <text:h text:style-name="P25" text:outline-level="1">Objects:</text:h>
      <text:h text:style-name="Heading_20_3" text:outline-level="3">Create new object:</text:h>
      <text:p text:style-name="P44"><text:tab/>var me = {<text:line-break/><text:tab/> <text:s text:c="3"/>likes: "flying",<text:line-break/><text:tab/> <text:s text:c="3"/>dislikes: "dying"<text:line-break/><text:tab/>}</text:p>
      <text:h text:style-name="P48" text:outline-level="4"><text:span text:style-name="T9">OR</text:span></text:h>
      <text:p text:style-name="P47"><text:span text:style-name="Source_20_Text"><text:tab/>var myObj = new Object();</text:span></text:p>
      <text:p text:style-name="P44"><text:line-break/></text:p>
      <text:h text:style-name="P33" text:outline-level="3">Add new keys to an object:</text:h>
      <text:p text:style-name="P44"><text:line-break/>me["name"] = "Jack"<text:line-break/>me.age = 23</text:p>
      <text:p text:style-name="P44"/>
      <text:p text:style-name="P44"/>
      <text:h text:style-name="Heading_20_3" text:outline-level="3">Reference a key:</text:h>
      <text:p text:style-name="Text_20_body"/>
      <text:p text:style-name="P45">me[“name”]</text:p>
      <text:p text:style-name="P45"/>
      <text:p text:style-name="P45"/>
      <text:h text:style-name="P34" text:outline-level="3">Create and search a contact list: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35">var friends = {};<text:line-break/><text:line-break/>friends.bill = {<text:line-break/> <text:s text:c="3"/>firstName: "Bill",<text:line-break/> <text:s text:c="3"/>lastName: "Gates",<text:line-break/> <text:s text:c="3"/>number: "5555555555",<text:line-break/> <text:s text:c="3"/>address: ['One Microsoft Way','Redmond','WA','98052'],<text:line-break/> <text:s text:c="3"/>};<text:line-break/><text:line-break/>friends.steve = {<text:line-break/> <text:s text:c="3"/>firstName: "Steve",<text:line-break/> <text:s text:c="3"/>lastName: "Jobs",<text:line-break/> <text:s text:c="3"/>number: "66666666666",<text:line-break/> <text:s text:c="3"/>address: ["Address","Placeholder"],<text:line-break/> <text:s text:c="3"/>};<text:line-break/><text:line-break/>friends.jack = {<text:line-break/> <text:s text:c="3"/>address: []<text:line-break/> <text:s text:c="3"/>};<text:line-break/> <text:s text:c="3"/><text:line-break/>var list = function(x) {<text:line-break/> <text:s text:c="3"/>for(var key in x) {<text:line-break/> <text:s text:c="7"/>console.log(key);<text:line-break/> <text:s text:c="3"/>}<text:line-break/>}<text:line-break/><text:line-break/>var search = function(name) {<text:line-break/> <text:s text:c="3"/>for (var key in friends) {<text:line-break/> <text:s text:c="7"/>if (friends[key].firstName === name) {<text:line-break/> <text:s text:c="11"/>console.log(friends[key]);<text:line-break/> <text:s text:c="11"/>return friends[key];<text:line-break/><text:soft-page-break/>}<text:line-break/>}<text:line-break/>};<text:line-break/><text:line-break/><text:line-break/>console.log(friends["steve"])<text:line-break/>search("Steve")</text:p>
          </table:table-cell>
        </table:table-row>
      </table:table>
      <text:p text:style-name="P46"/>
      <text:h text:style-name="P24" text:outline-level="1">Modifiers:</text:h>
      <text:p text:style-name="P5"/>
      <text:h text:style-name="Heading_20_2" text:outline-level="2">Console Log</text:h>
      <text:p text:style-name="P7">console.log()</text:p>
      <text:h text:style-name="P26" text:outline-level="2">Length:</text:h>
      <text:p text:style-name="P5">“<text:span text:style-name="T2">string”.length</text:span></text:p>
      <text:p text:style-name="P2"/>
      <text:h text:style-name="P19" text:outline-level="1">Substrings:</text:h>
      <text:p text:style-name="P7">"hello".substring(x, y);</text:p>
      <text:p text:style-name="P7"><text:tab/>0 1 2 3 4</text:p>
      <text:p text:style-name="P7"><text:tab/> | <text:s/>| <text:s/>| <text:s/>| <text:s/>| </text:p>
      <text:p text:style-name="P7"><text:tab/> h e l l o</text:p>
      <text:p text:style-name="P7"/>
      <text:p text:style-name="P11">axcasdas</text:p>
      <text:p text:style-name="P11"/>
      <text:p text:style-name="P11"/>
      <text:h text:style-name="P27" text:outline-level="2">Line Break:</text:h>
      <text:p text:style-name="P12">\</text:p>
      <text:p text:style-name="P12"/>
      <text:p text:style-name="P12"/>
      <text:h text:style-name="P28" text:outline-level="2">Uppercase / Lowercase:</text:h>
      <text:p text:style-name="P42"><text:tab/>toUpperCase()</text:p>
      <text:p text:style-name="P42"><text:tab/>toLowerCase()</text:p>
      <text:p text:style-name="P42"/>
      <text:p text:style-name="P42">example: <text:s/>var user = prompt(“prompt text”).toLowerCase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2:20:22.388000000</meta:creation-date>
    <dc:date>2017-06-12T18:05:27.165000000</dc:date>
    <meta:editing-duration>PT7H24M21S</meta:editing-duration>
    <meta:editing-cycles>4</meta:editing-cycles>
    <meta:generator>LibreOffice/5.3.3.2$Windows_x86 LibreOffice_project/3d9a8b4b4e538a85e0782bd6c2d430bafe583448</meta:generator>
    <meta:document-statistic meta:table-count="3" meta:image-count="0" meta:object-count="0" meta:page-count="9" meta:paragraph-count="85" meta:word-count="437" meta:character-count="2961" meta:non-whitespace-character-count="2389"/>
  </office:meta>
</office:document-meta>
</file>